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AC863FAAA68E83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65cm, 6.243cm, 18.555cm, 7.54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799cm" svg:height="21.866cm" svg:x="0.992cm" svg:y="2.492cm">
          <draw:image xlink:href="Pictures/10000000000005E8000007E04AC863FAAA68E83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7:56.789518284</dc:date>
    <meta:editing-duration>PT3M25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